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2cm"/>
    </style:style>
    <style:style style:name="Таблица1.E" style:family="table-column">
      <style:table-column-properties style:column-width="5.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1.094cm"/>
    </style:style>
    <style:style style:name="Таблица2.B" style:family="table-column">
      <style:table-column-properties style:column-width="5.833cm"/>
    </style:style>
    <style:style style:name="Таблица2.C" style:family="table-column">
      <style:table-column-properties style:column-width="3.205cm"/>
    </style:style>
    <style:style style:name="Таблица2.D" style:family="table-column">
      <style:table-column-properties style:column-width="3.085cm"/>
    </style:style>
    <style:style style:name="Таблица2.E" style:family="table-column">
      <style:table-column-properties style:column-width="3.267cm"/>
    </style:style>
    <style:style style:name="Таблица2.1" style:family="table-row">
      <style:table-row-properties style:min-row-height="0.609cm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37cm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4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5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fo:background-color="transparent" style:font-style-asian="italic"/>
    </style:style>
    <style:style style:name="P6" style:family="paragraph" style:parent-style-name="Обычный">
      <style:paragraph-properties fo:margin-left="-0.192cm" fo:margin-right="0cm" fo:text-indent="0cm" style:auto-text-indent="false">
        <style:tab-stops/>
      </style:paragraph-properties>
    </style:style>
    <style:style style:name="P7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8" style:family="paragraph" style:parent-style-name="Обычный">
      <style:paragraph-properties fo:margin-left="-0.122cm" fo:margin-right="0cm" fo:text-indent="0.122cm" style:auto-text-indent="false">
        <style:tab-stops/>
      </style:paragraph-properties>
      <style:text-properties fo:background-color="transparent"/>
    </style:style>
    <style:style style:name="P9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10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officeooo:paragraph-rsid="0008aa5b"/>
    </style:style>
    <style:style style:name="P11" style:family="paragraph" style:parent-style-name="Обычный">
      <style:text-properties officeooo:paragraph-rsid="0008aa5b"/>
    </style:style>
    <style:style style:name="P12" style:family="paragraph" style:parent-style-name="Обычный">
      <style:paragraph-properties fo:text-align="start" style:justify-single-word="false"/>
      <style:text-properties fo:font-size="13pt" officeooo:rsid="0009bb22" officeooo:paragraph-rsid="0009bb22" style:font-size-asian="13pt" style:font-size-complex="13pt"/>
    </style:style>
    <style:style style:name="P13" style:family="paragraph" style:parent-style-name="Обычный">
      <style:paragraph-properties fo:text-align="start" style:justify-single-word="false"/>
      <style:text-properties fo:font-size="13pt" officeooo:rsid="00082bfc" officeooo:paragraph-rsid="00082bfc" style:font-size-asian="13pt" style:font-size-complex="13pt"/>
    </style:style>
    <style:style style:name="P14" style:family="paragraph" style:parent-style-name="Обычный">
      <style:paragraph-properties fo:text-align="center" style:justify-single-word="false"/>
      <style:text-properties officeooo:rsid="000af964" officeooo:paragraph-rsid="000af964"/>
    </style:style>
    <style:style style:name="P15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officeooo:paragraph-rsid="0008aa5b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officeooo:paragraph-rsid="0008aa5b" fo:background-color="#ffff00" style:font-style-asian="italic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05673c" fo:background-color="transparent" loext:char-shading-value="0" style:font-style-asian="italic"/>
    </style:style>
    <style:style style:name="T5" style:family="text">
      <style:text-properties fo:font-style="italic" officeooo:rsid="0001bc94" fo:background-color="transparent" loext:char-shading-value="0" style:font-style-asian="italic"/>
    </style:style>
    <style:style style:name="T6" style:family="text">
      <style:text-properties fo:font-style="italic" officeooo:rsid="0004dee5" fo:background-color="transparent" loext:char-shading-value="0" style:font-style-asian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fo:background-color="transparent" loext:char-shading-value="0" style:font-style-asian="italic"/>
    </style:style>
    <style:style style:name="T9" style:family="text">
      <style:text-properties fo:language="en" fo:country="US" fo:font-style="italic" officeooo:rsid="0005673c" fo:background-color="transparent" loext:char-shading-value="0" style:font-style-asian="italic"/>
    </style:style>
    <style:style style:name="T10" style:family="text">
      <style:text-properties fo:language="en" fo:country="US" style:font-style-complex="italic"/>
    </style:style>
    <style:style style:name="T11" style:family="text">
      <style:text-properties fo:language="en" fo:country="US" fo:background-color="#ffff00" loext:char-shading-value="0"/>
    </style:style>
    <style:style style:name="T12" style:family="text">
      <style:text-properties fo:language="en" fo:country="US" officeooo:rsid="000af964" fo:background-color="#ffff00" loext:char-shading-value="0"/>
    </style:style>
    <style:style style:name="T13" style:family="text">
      <style:text-properties fo:language="en" fo:country="US" officeooo:rsid="0004dee5" fo:background-color="transparent" loext:char-shading-value="0"/>
    </style:style>
    <style:style style:name="T14" style:family="text">
      <style:text-properties fo:language="en" fo:country="US" officeooo:rsid="000af964" fo:background-color="transparent" loext:char-shading-value="0"/>
    </style:style>
    <style:style style:name="T15" style:family="text">
      <style:text-properties fo:language="en" fo:country="US" officeooo:rsid="000af964" fo:background-color="transparent" loext:char-shading-value="0"/>
    </style:style>
    <style:style style:name="T16" style:family="text">
      <style:text-properties fo:language="en" fo:country="US" officeooo:rsid="000af964"/>
    </style:style>
    <style:style style:name="T17" style:family="text">
      <style:text-properties style:font-style-complex="italic"/>
    </style:style>
    <style:style style:name="T18" style:family="text">
      <style:text-properties fo:letter-spacing="-0.007cm" fo:font-style="italic" fo:background-color="#ffff00" loext:char-shading-value="0" style:font-style-asian="italic"/>
    </style:style>
    <style:style style:name="T19" style:family="text">
      <style:text-properties fo:letter-spacing="-0.007cm" fo:font-style="italic" officeooo:rsid="0001bc94" fo:background-color="transparent" loext:char-shading-value="0" style:font-style-asian="italic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4dee5" fo:background-color="transparent" loext:char-shading-value="0"/>
    </style:style>
    <style:style style:name="T25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Основной_20_шрифт_20_абзаца"><text:span text:style-name="T1">САНКТ-ПЕТЕРБУРГСКИЙ НАЦИОНАЛЬНЫЙ ИССЛЕДОВАТЕЛЬСКИЙ УНИВЕРСИТЕТ ИНФОРМАЦИОННЫХ ТЕХНОЛОГИЙ, <text:line-break/>МЕХАНИКИ И ОПТИКИ</text:span></text:span></text:p>
      <text:p text:style-name="P1"/>
      <text:p text:style-name="P1">ГРАФИК ВЫПОЛНЕНИЯ КУРСОВОГО ПРОЕКТА (РАБОТЫ)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Студент</text:p>
          </table:table-cell>
          <table:table-cell table:style-name="Таблица1.B1" table:number-columns-spanned="4" office:value-type="string">
            <text:p text:style-name="P4"><text:span text:style-name="Основной_20_шрифт_20_абзаца"><text:span text:style-name="T4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4">Виктор</text:span></text:span><text:span text:style-name="Основной_20_шрифт_20_абзаца"><text:span text:style-name="T3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Факультет</text:p>
          </table:table-cell>
          <table:table-cell table:style-name="Таблица1.B1" table:number-columns-spanned="4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Кафедра</text:p>
          </table:table-cell>
          <table:table-cell table:style-name="Таблица1.B1" table:number-columns-spanned="2" office:value-type="string">
            <text:p text:style-name="P5">Компьютерных технологий</text:p>
          </table:table-cell>
          <table:covered-table-cell/>
          <table:table-cell table:style-name="Таблица1.A1" office:value-type="string">
            <text:p text:style-name="P8">Группа</text:p>
          </table:table-cell>
          <table:table-cell table:style-name="Таблица1.B1" office:value-type="string">
            <text:p text:style-name="P4"><text:span text:style-name="Основной_20_шрифт_20_абзаца"><text:span text:style-name="T8">M413</text:span></text:span><text:span text:style-name="Основной_20_шрифт_20_абзаца"><text:span text:style-name="T9">6с</text:span></text:span></text:p>
          </table:table-cell>
        </table:table-row>
        <table:table-row>
          <table:table-cell table:style-name="Таблица1.A1" office:value-type="string">
            <text:p text:style-name="P3">Направление</text:p>
          </table:table-cell>
          <table:table-cell table:style-name="Таблица1.B1" table:number-columns-spanned="4" office:value-type="string">
            <text:p text:style-name="P4"><text:span text:style-name="FillIn"><text:span text:style-name="T17">01.04.02</text:span></text:span><text:span text:style-name="FillIn"><text:span text:style-name="T10"> </text:span></text:span><text:span text:style-name="FillIn"><text:span text:style-name="T17">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Руководитель</text:p>
          </table:table-cell>
          <table:table-cell table:style-name="Таблица1.B1" table:number-columns-spanned="4" office:value-type="string">
            <text:p text:style-name="P10"><text:span text:style-name="Основной_20_шрифт_20_абзаца"><text:span text:style-name="T5">Шопырин Д.Г., канд. техн. наук, доцент каф. ТП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3">Дисциплина </text:p>
          </table:table-cell>
          <table:table-cell table:style-name="Таблица1.B1" table:number-columns-spanned="4" office:value-type="string">
            <text:p text:style-name="P11"><text:span text:style-name="Основной_20_шрифт_20_абзаца"><text:span text:style-name="T19">Современные проблемы прикладной математики и информатик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6">Наименование темы</text:p>
          </table:table-cell>
          <table:covered-table-cell/>
          <table:table-cell table:style-name="Таблица1.B1" table:number-columns-spanned="3" office:value-type="string">
            <text:p text:style-name="P15"><text:span text:style-name="Основной_20_шрифт_20_абзаца"><text:span text:style-name="T6">Проектирование архитектуры рекрутинговой системы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5" office:value-type="string">
            <text:p text:style-name="P16"><text:span text:style-name="Основной_20_шрифт_20_абзаца"><text:span text:style-name="T13">c </text:span></text:span><text:span text:style-name="Основной_20_шрифт_20_абзаца"><text:span text:style-name="T24">применением </text:span></text:span><text:span text:style-name="Основной_20_шрифт_20_абзаца"><text:span text:style-name="T13">UML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2">№ п<text:span text:style-name="Основной_20_шрифт_20_абзаца"><text:span text:style-name="T7">/</text:span></text:span>п</text:p>
          </table:table-cell>
          <table:table-cell table:style-name="Таблица2.A1" table:number-rows-spanned="2" office:value-type="string">
            <text:p text:style-name="P2">Наименование этапа</text:p>
          </table:table-cell>
          <table:table-cell table:style-name="Таблица2.A1" table:number-columns-spanned="2" office:value-type="string">
            <text:p text:style-name="P2">Дата завершения</text:p>
          </table:table-cell>
          <table:covered-table-cell/>
          <table:table-cell table:style-name="Таблица2.A1" table:number-rows-spanned="2" office:value-type="string">
            <text:p text:style-name="P2">Оценка и подпись руководителя</text:p>
          </table:table-cell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2">Планируемая</text:p>
          </table:table-cell>
          <table:table-cell table:style-name="Таблица2.A1" office:value-type="string">
            <text:p text:style-name="P2">Фактическая</text:p>
          </table:table-cell>
          <table:covered-table-cell/>
        </table:table-row>
        <table:table-row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13">Изучение требований к системе</text:p>
          </table:table-cell>
          <table:table-cell table:style-name="Таблица2.A1" office:value-type="string">
            <text:p text:style-name="P14">30.09.2016</text:p>
          </table:table-cell>
          <table:table-cell table:style-name="Таблица2.A1" office:value-type="string">
            <text:p text:style-name="P14">30.09.2016</text:p>
          </table:table-cell>
          <table:table-cell table:style-name="Таблица2.A1" office:value-type="string">
            <text:p text:style-name="P2"/>
          </table:table-cell>
        </table:table-row>
        <table:table-row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12">Выделение сущностей и связей</text:p>
          </table:table-cell>
          <table:table-cell table:style-name="Таблица2.A1" office:value-type="string">
            <text:p text:style-name="P14">30.11.2016</text:p>
          </table:table-cell>
          <table:table-cell table:style-name="Таблица2.A1" office:value-type="string">
            <text:p text:style-name="P14">30.11.2016</text:p>
          </table:table-cell>
          <table:table-cell table:style-name="Таблица2.A1" office:value-type="string">
            <text:p text:style-name="P2"/>
          </table:table-cell>
        </table:table-row>
        <table:table-row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P12">Проектирование архитектуры и зависимостей компонентов</text:p>
          </table:table-cell>
          <table:table-cell table:style-name="Таблица2.A1" office:value-type="string">
            <text:p text:style-name="P14">31.12.2016</text:p>
          </table:table-cell>
          <table:table-cell table:style-name="Таблица2.A1" office:value-type="string">
            <text:p text:style-name="P14">27.12.2016</text:p>
          </table:table-cell>
          <table:table-cell table:style-name="Таблица2.A1" office:value-type="string">
            <text:p text:style-name="P2"/>
          </table:table-cell>
        </table:table-row>
      </table:table>
      <text:p text:style-name="Обычный"/>
      <text:p text:style-name="P7">Студент<text:tab/><text:span text:style-name="Основной_20_шрифт_20_абзаца"><text:span text:style-name="T20"><text:tab/></text:span></text:span><text:tab/>«<text:span text:style-name="Основной_20_шрифт_20_абзаца"><text:span text:style-name="T20"> <text:s text:c="5"/></text:span></text:span>» <text:span text:style-name="Основной_20_шрифт_20_абзаца"><text:span text:style-name="T20">                        </text:span></text:span> <text:span text:style-name="T25">201</text:span><text:span text:style-name="Основной_20_шрифт_20_абзаца"><text:span text:style-name="T15">6</text:span></text:span></text:p>
      <text:p text:style-name="P7"><text:span text:style-name="T25">Руководитель<text:tab/></text:span><text:span text:style-name="Основной_20_шрифт_20_абзаца"><text:span text:style-name="T22"><text:tab/></text:span></text:span><text:span text:style-name="T25"><text:tab/>«</text:span><text:span text:style-name="Основной_20_шрифт_20_абзаца"><text:span text:style-name="T22"> <text:s text:c="5"/></text:span></text:span><text:span text:style-name="T25">» </text:span><text:span text:style-name="Основной_20_шрифт_20_абзаца"><text:span text:style-name="T22">                        </text:span></text:span><text:span text:style-name="T25"> 201</text:span><text:span text:style-name="Основной_20_шрифт_20_абзаца"><text:span text:style-name="T15">6</text:span>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Text_20_body" style:display-name="Text body" style:family="paragraph" style:parent-style-name="Обычный" style:class="text">
      <style:paragraph-properties fo:text-align="justify" style:justify-single-word="false" fo:hyphenation-ladder-count="no-limit"/>
      <style:text-properties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cm" fo:margin-right="0cm" fo:text-align="justify" style:justify-single-word="false" fo:hyphenation-ladder-count="no-limit" fo:text-indent="1.27cm" style:auto-text-indent="false"/>
      <style:text-properties style:language-asian="en" style:country-asian="US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/>
    </style:style>
    <style:style style:name="FillIn" style:family="text">
      <style:text-properties fo:language="ru" fo:country="RU" fo:font-style="italic" style:font-style-asian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институт</dc:title>
    <dc:description/>
    <dc:subject/>
    <meta:initial-creator>Пользователь</meta:initial-creator>
    <meta:creation-date>2018-06-09T10:26:00Z</meta:creation-date>
    <dc:date>2018-06-13T02:05:05.801919960</dc:date>
    <meta:editing-cycles>8</meta:editing-cycles>
    <meta:editing-duration>PT5M30S</meta:editing-duration>
    <meta:document-statistic meta:table-count="2" meta:image-count="0" meta:object-count="0" meta:page-count="1" meta:paragraph-count="39" meta:word-count="101" meta:character-count="906" meta:non-whitespace-character-count="777"/>
    <meta:template xlink:type="simple" xlink:actuate="onRequest" xlink:title="" xlink:href="Normal.dotm"/>
  </office:meta>
</office:document-meta>
</file>